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UrbanBody">
      <style:text-properties fo:font-weight="bold" style:font-weight-asian="bold" style:font-weight-complex="bold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fo:font-style="normal" style:font-style-asian="normal" style:font-style-complex="normal"/>
    </style:style>
    <style:style style:name="P5" style:family="paragraph" style:parent-style-name="UrbanBody">
      <style:paragraph-properties fo:margin-left="-2.501cm" fo:margin-right="0cm" fo:text-indent="0cm" style:auto-text-indent="false"/>
    </style:style>
    <style:style style:name="P6" style:family="paragraph" style:parent-style-name="UrbanBody">
      <style:text-properties style:font-name="Times New Roman" fo:font-size="12pt" style:font-size-asian="12pt" style:font-size-complex="12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2pt" fo:font-weight="normal" officeooo:paragraph-rsid="00036112" style:font-size-asian="12pt" style:font-weight-asian="normal" style:font-size-complex="12pt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font-weight="normal" style:font-size-asian="12pt" style:font-weight-asian="normal" style:font-weight-complex="normal"/>
    </style:style>
    <style:style style:name="T6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9">do text</text:p><text:p text:style-name="P9">from document(at=header, format='odt')</text:p></office:annotation>Import depuis header.odt</text:p></draw:text-box></draw:frame><text:s/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6"/>
      <text:p text:style-name="UrbanBody"/>
      <text:p text:style-name="P1">Agent traitant :</text:p>
      <text:p text:style-name="P7"><text:span text:style-name="T6"><text:text-input text:description="Date début d'enquête">self.getFolderManagersSignaletic()</text:text-input></text:span></text:p>
      <text:p text:style-name="P1"/>
      <text:p text:style-name="UrbanBody">Le Collège Communal de la Ville de <text:text-input text:description="Misc-Commune">tool.getCityName(prefixed=True)</text:text-input></text:p>
      <text:p text:style-name="UrbanBody"/>
      <text:p text:style-name="UrbanBody">certifie que sa décision en date du <text:text-input text:description="Evénement-Date de la décision">tool.formatDate(self.getLastLicenceDelivery().getDecisionDate())</text:text-input></text:p>
      <text:p text:style-name="UrbanBody"/>
      <text:p text:style-name="UrbanBody">a été publiée au vœu de la loi à partir</text:p>
      <text:p text:style-name="UrbanBody"/>
      <text:p text:style-name="P5"><text:tab/><text:tab/>Du <text:s text:c="4"/>... <text:s text:c="5"/>au <text:s text:c="5"/>... <text:s text:c="2"/></text:p>
      <text:p text:style-name="UrbanBody"/>
      <text:p text:style-name="P2"><text:tab/><text:tab/></text:p>
      <text:p text:style-name="UrbanBody"><text:span text:style-name="T3"><office:annotation><dc:creator>sde </dc:creator><dc:date>2011-07-27T10:02:32</dc:date><text:p text:style-name="P8">do text</text:p><text:p text:style-name="P8">from document(at=signatures, format='odt')</text:p></office:annotation></text:span><text:span text:style-name="T3">Import depuis signatures.odt</text:span></text:p>
      <text:p text:style-name="P4"/>
      <text:p text:style-name="P4"/>
      <text:p text:style-name="P4"/>
      <text:p text:style-name="P4"/>
      <text:p text:style-name="UrbanBody"><office:annotation><dc:creator>Gauthier Bastien</dc:creator><dc:date>2011-02-16T16:12:24</dc:date><text:p text:style-name="P8">do text if len(self.getApplicants()) &gt; 1</text:p></office:annotation><text:span text:style-name="T1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do text if not len(self.getApplicants()) &gt; 1</text:p></office:annotation><text:span text:style-name="T1">Demandeur :</text:span> <text:text-input text:description="Demandeurs">self.getApplicantsSignaletic()</text:text-input></text:p>
      <text:p text:style-name="UrbanBody"/>
      <text:p text:style-name="P1">Objet : <text:span text:style-name="T2"><text:text-input text:description="Permis de bâtir-Objet du permis">self.getLicenceSubject()</text:text-input></text:span></text:p>
      <text:p text:style-name="UrbanBody"/>
      <text:p text:style-name="UrbanBody"><text:span text:style-name="T1">Lieu : </text:span><text:text-input text:description="Situation des travaux">self.getWorkLocationSignaletic()</text:text-input></text:p>
      <text:p text:style-name="UrbanBody"/>
      <text:p text:style-name="UrbanBody"/>
      <text:p text:style-name="UrbanTitle3"><text:span text:style-name="T4">Document transmis au Service Documentation pour disposition en date du </text:span><text:span text:style-name="T5"><text:text-input text:description="Date début d'enquête">tool.formatDate(urbanEventObj.getTransmitDate())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42:42.308355978</dc:date>
    <meta:editing-duration>PT8H32M15S</meta:editing-duration>
    <meta:editing-cycles>56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82" meta:character-count="657" meta:non-whitespace-character-count="583"/>
  </office:meta>
</office:document-meta>
</file>